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0 Choropleth Maps</text:p>
      <text:p text:style-name="Standard"/>
      <text:p text:style-name="Standard"><text:tab/>Sometimes we wish to indicate that certain shapes are 'bigger' than others. For example, Chicago is bigger than Detroit, in population, in area, and in other ways. So we try to rank a set of cities based on some field in the <text:span text:style-name="T1">attribute able</text:span> for our layer.</text:p>
      <text:list xml:id="list1304430997024663869" text:style-name="L1">
        <text:list-item>
          <text:list>
            <text:list-item>
              <text:p text:style-name="P3">A familiar way to represent city size is by the use of 'graduated symbols', to wit using bigger dots for bigger cities.</text:p>
            </text:list-item>
            <text:list-item>
              <text:p text:style-name="P3">For highways, we can use different width lines, or different color lines, or other patterns to distinguish one kind of road from another.</text:p>
            </text:list-item>
          </text:list>
        </text:list-item>
      </text:list>
      <text:p text:style-name="Standard"><text:tab/>There are two different ways to rate these states for something like population:</text:p>
      <text:list xml:id="list8212505478051435325" text:style-name="L2">
        <text:list-item>
          <text:list>
            <text:list-item>
              <text:list>
                <text:list-item>
                  <text:p text:style-name="P4">Rank the states on the basis of the total population of the state. Done this way, a small state like Rhode Island will rank fairly low.</text:p>
                </text:list-item>
                <text:list-item>
                  <text:p text:style-name="P4">Rank the states on the basis of population per square mile. Done this way, Rhode Island, which is small but urban, will rank much higher among the 50 states.</text:p>
                </text:list-item>
              </text:list>
            </text:list-item>
          </text:list>
        </text:list-item>
      </text:list>
      <text:p text:style-name="Standard"><text:tab/>The second method uses 'normalized' data, which means we divide the raw data by something.</text:p>
      <text:p text:style-name="Standard"><text:tab/>The term for this particular data is <text:span text:style-name="T1">population density</text:span>.</text:p>
      <text:p text:style-name="Standard"><text:tab/>Densities are often of greater interest to planning departments than the raw data.</text:p>
      <text:p text:style-name="Standard"/>
      <text:p text:style-name="Standard"><text:span text:style-name="T1">Choropleth map</text:span>, also known as a <text:span text:style-name="T1">color ramp map</text:span>, or a <text:span text:style-name="T1">graduated color map</text:span>.</text:p>
      <text:p text:style-name="Standard">White strikes most eyes as sparse, and black strikes most eyes as dense.</text:p>
      <text:p text:style-name="Standard">For average annual temperature, we might use shades of red, ranging from white to dark red.</text:p>
      <text:p text:style-name="Standard">For rainfall, we might use a ramp of two colors, starting with browns for dry areas, and moving toward greens for wet areas.</text:p>
      <text:p text:style-name="Standard"/>
      <text:p text:style-name="Standard">How many distinct colors should we have? Generally we choose between 3 and maybe 9. 5 is a really popular choice. That number allows the viewer to see more quickly the most significant distinctions.</text:p>
      <text:p text:style-name="Standard"/>
      <text:p text:style-name="Standard">Here are some popular ways of choosing which states to put it then lowest category, which in the second lowest, so forth:</text:p>
      <text:p text:style-name="Standard"/>
      <text:list xml:id="list4301543131268530888" text:style-name="L3">
        <text:list-header>
          <text:p text:style-name="P5">1) <text:span text:style-name="T1">equal intervals:</text:span> Suppose we have values 1 to 100 in whatever it is we are measuring. We .create the intervals [1,20], [21,40], [41,60], [81,100]. One draw back is if one state has value 5, and all the others have values over 80. We end up with two colors, and that is not such a great idea.</text:p>
          <text:p text:style-name="P5"/>
        </text:list-header>
      </text:list>
      <text:list xml:id="list1445413860881225365" text:style-name="L4">
        <text:list-header>
          <text:p text:style-name="P6">2) <text:span text:style-name="T1">Natural breaks:</text:span> assume values between 1 and 100, and choose 4 break points that cluster the data well, as you might do for exam grades. For examples if the grades were ….., 84,89,90,91,... an argument can be made for saying an A is 'any grade of 89 or more', instead of the conventional 'any grade of 90 or more'</text:p>
          <text:p text:style-name="P6"/>
        </text:list-header>
      </text:list>
      <text:list xml:id="list4941052720381856112" text:style-name="L5">
        <text:list-header>
          <text:p text:style-name="P7">3) <text:span text:style-name="T1">quartiles:</text:span> since we have 50 states and 5 colors, put the lowest 10 states in category 1, the next 10 lowest in category 2, so forth. This way each color we have chosen will be color of 10 states.</text:p>
        </text:list-header>
      </text:list>
      <text:p text:style-name="Standard"><text:tab/></text:p>
      <text:p text:style-name="Standard"><text:tab/>4) <text:span text:style-name="T1">standard deviations</text:span>, or other statistical values can be used to choose the equivalence classes</text:p>
      <text:p text:style-name="Standard"/>
      <text:p text:style-name="Standard"><text:tab/></text:p>
      <text:p text:style-name="Standard"/>
      <text:p text:style-name="Standard"/>
      <text:p text:style-name="Standard"><text:soft-page-break/></text:p>
      <text:p text:style-name="Standard"><text:tab/>For a color ramp tenderer we probably want to enable the user to make quite a few choices:</text:p>
      <text:list xml:id="list6459988873341655183" text:style-name="L6">
        <text:list-item>
          <text:list>
            <text:list-item>
              <text:list>
                <text:list-item>
                  <text:p text:style-name="P8">a field to classify on</text:p>
                </text:list-item>
                <text:list-item>
                  <text:p text:style-name="P8">a divisor for that field, probably a different field in the attribute table (the user can of course choose not to divide by anything)</text:p>
                </text:list-item>
                <text:list-item>
                  <text:p text:style-name="P8">a choice of colors for the color ramp</text:p>
                </text:list-item>
                <text:list-item>
                  <text:p text:style-name="P8">a choice of classification scheme, i.e. natural breaks, quartiles, equal intervals, so forth</text:p>
                </text:list-item>
              </text:list>
            </text:list-item>
          </text:list>
        </text:list-item>
      </text:list>
      <text:p text:style-name="P1"/>
      <text:p text:style-name="Standard"><text:tab/>We will display a map generated by another product, in this case ArcView 3.3</text:p>
      <text:p text:style-name="P1"/>
      <text:p text:style-name="P1">The Legend Editor Revisited</text:p>
      <text:p text:style-name="Standard"/>
      <text:p text:style-name="Standard"><text:tab/>There is some ability to achieve graduated colors already present in the legend editor supplied by MOJO, and already present in our code. </text:p>
      <text:p text:style-name="Standard"/>
      <text:p text:style-name="P1">Quartile Rendering in MOJO, Preliminary Ideas</text:p>
      <text:p text:style-name="Standard"/>
      <text:p text:style-name="Standard"><text:tab/>When we have 5 classes, and think of the original data as a linear list, then there are 4 breaks between the 5 classes. Thus a further term is possible, a Class Breaks Renderer. MOJO uses this term. Moreover if there are 5 classes we can use the more specific term 'quintile', with 4 classes 'quartile', so forth.</text:p>
      <text:p text:style-name="Standard"/>
      <text:p text:style-name="Standard">Class/Interface structure of MOJO</text:p>
      <text:p text:style-name="Standard"><text:tab/>At the root of all renderers is the Renderer interface, implmented by BaseRenderer, subclassed by BaseValueMapRenderer, which itself has 3 subclasses. Here is the picture, where we use an open arrowhead to indicate implementation of an interface, and a solid arrowhead to indicate a subclass.</text:p>
      <text:p text:style-name="Standard"/>
      <text:p text:style-name="Standard"><text:span text:style-name="T1">Interface</text:span>:<text:tab/>Renderer<text:tab/>ValueMapRenderer</text:p>
      <text:p text:style-name="Standard"><draw:custom-shape text:anchor-type="paragraph" draw:z-index="6" draw:style-name="gr1" svg:width="0.1043in" svg:height="0.3232in" svg:x="1.3791in" svg:y="0.09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svg:width="0.1043in" svg:height="0.3232in" svg:x="1.8791in" svg:y="0.10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text:tab/><text:tab/>BaseRenderer</text:p>
      <text:p text:style-name="Standard"><draw:custom-shape text:anchor-type="paragraph" draw:z-index="5" draw:style-name="gr1" svg:width="0.1358in" svg:height="0.3335in" svg:x="1.5457in" svg:y="0.08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text:tab/><text:tab/>BaseValueMapRenderer</text:p>
      <text:p text:style-name="Standard"><draw:custom-shape text:anchor-type="paragraph" draw:z-index="2" draw:style-name="gr1" svg:width="0.2398in" svg:height="0.4378in" svg:x="4.3898in" svg:y="0.056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svg:width="0.0012in" svg:height="0.0315in" svg:x="4.3898in" svg:y="0.1398in"><text:p/><draw:enhanced-geometry svg:viewBox="0 0 21600 21600" draw:text-areas="?f0 ?f7 ?f2 21600" draw:type="up-arrow" draw:modifiers="21600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1" svg:width="0.0524in" svg:height="0.0012in" svg:x="4.5772in" svg:y="0.1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0" draw:style-name="gr1" svg:width="0.1776in" svg:height="0.4067in" svg:x="1.2437in" svg:y="0.031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1" svg:width="0.2504in" svg:height="0.4067in" svg:x="2.4209in" svg:y="0.010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BaseClassBreaksRenderer<text:tab/>BaseUniqueValueRenderer<text:tab/>BaseValueMapRenderer</text:p>
      <text:p text:style-name="Standard"/>
      <text:p text:style-name="Standard">What we want is a class breaks renderer, with quantiles determining where the breaks are 'drawn'.</text:p>
      <text:p text:style-name="Standard"/>
      <text:p text:style-name="Standard">The only new method in BaseClassBreaksRenderer is prototyped</text:p>
      <text:p text:style-name="Standard"><text:tab/>LegendClass addBreak(Symbol symbol, Rnage range)</text:p>
      <text:p text:style-name="Standard">where 'range' is an interval of values. A Lengend Class is basically the rendering of the symbol and range in the Legend display: a box showing the color, and a string that represents the range of that class.</text:p>
      <text:p text:style-name="Standard"><text:tab/>If there are 5 classes, then we need to calculate min and max values for these 5 classes, and thus addBreak is called 5 times even though conceptually there are 4 'breaks' between classes.</text:p>
      <text:p text:style-name="Standard"><text:soft-page-break/><text:tab/></text:p>
      <text:p text:style-name="Standard"/>
      <text:p text:style-name="Standard"><text:tab/>There is a class called BaseRange, implementing Range, that is used for the second parameter of addBreak. A base range specifies two comparable values, which we call min and max.</text:p>
      <text:p text:style-name="Standard"/>
      <text:p text:style-name="Standard"><text:tab/>In order to implement quintiles, we have to choose 'breaks' that will get 10 states into each class. The obvious way to do that is to make an array out of the field values, at least mentally, ordered by size. There is a fussy point, if there are 46 states, we get 9.111 states per quintile. We then need to choose between schemes like 10,9,9,9,9 or 9,9,9,9,10. </text:p>
      <text:p text:style-name="Standard"><text:tab/>A synonym for lightweight is 'agile'. Heveyweight methods are often written into government contracts.</text:p>
      <text:p text:style-name="Standard"><text:tab/>From a layer bean name and the map, we can use map.getLayer('states') to get a display layer, then cast it to a feature layer. We can then use getFeatureClass() to get the attribute information, then getFields() to get the column names of the attributes.</text:p>
      <text:p text:style-name="Standard"><text:tab/>The sequence is roughly:</text:p>
      <text:p text:style-name="Standard"><text:tab/><text:tab/>layers = map.getLayer('States');</text:p>
      <text:p text:style-name="Standard"><text:tab/><text:tab/>featlayer3 = (FeatureLayer) layer3;</text:p>
      <text:p text:style-name="Standard"><text:tab/><text:tab/>Fields fields = featlayer3.getFeatureClass().getFields();</text:p>
      <text:p text:style-name="Standard"><text:tab/><text:tab/>int I = fields.findField(“POP1990”);</text:p>
      <text:p text:style-name="Standard"><text:tab/><text:tab/>Field f = fields.getField(i);</text:p>
      <text:p text:style-name="Standard"><text:tab/><text:tab/>cbr.setField(f);</text:p>
      <text:p text:style-name="Standard"><text:tab/><text:tab/>where cbr is a baseClassBreaksRenderer.</text:p>
      <text:p text:style-name="Standard"/>
      <text:p text:style-name="Standard"><text:tab/>We need following imports:</text:p>
      <text:p text:style-name="Standard"><text:tab/>import com.esri.mo.ma.dpy.BaseFeatureLayerl</text:p>
      <text:p text:style-name="Standard"><text:tab/>import com.esri.mo.data.feat.*;<text:tab/>// Field and Fields are here</text:p>
      <text:p text:style-name="Standard"><text:tab/>import com.esri.mo.map.draw.*;<text:tab/>// BaseRange lives here</text:p>
      <text:p text:style-name="Standard"/>
      <text:p text:style-name="Standard">The low and high values will be used to set our intervals in the form [low,high).</text:p>
      <text:p text:style-name="Standard">The parse method is an ESRI method which does something or other to make BaseRange happy about its parameters, which must be Comparable, at the very least. Parse returns an Object. It is intended to be versatile enough to work with most database types, so we get to use it.</text:p>
      <text:p text:style-name="Standard"/>
      <text:p text:style-name="Standard">Color(255,255,255) is white</text:p>
      <text:p text:style-name="Standard">Color(255,0,0) is red.</text:p>
      <text:p text:style-name="Standard">The arithmetic is intended to migrate from white to red, in shades of red:</text:p>
      <text:p text:style-name="Standard">int r = 255 – (255/(numClasses-1))*j;</text:p>
      <text:p text:style-name="Standard">sps.setPaint(new Color(255,r,r,));</text:p>
      <text:p text:style-name="Standard">cbr.addBreak(sps,b);</text:p>
      <text:p text:style-name="Standard"/>
      <text:p text:style-name="P1">Son of Coding Quintiles</text:p>
      <text:p text:style-name="Standard"><text:tab/>o1.compareTo(o2) returns a number &lt; 0, 0, &gt;0 according as o1 &lt; o2, o1 = o2, o1 &gt; o2</text:p>
      <text:p text:style-name="Standard">Insertion Sort.</text:p>
      <text:p text:style-name="Standard">Note: Equal intervals, quantiles, single symbol, and unique values are the most commonly chosen renderers. The only one not porvided by MOJO is quantiles, which was done here.</text:p>
      <text:p text:style-name="Standard">MOJO Legend Editor consistently truncates the new graduated color legend in the toc, in the WEST component of BorderLayout. The width of the legend increases, but the toc width does not. The following line of code works, but was based on experimentation to determine the value 25.</text:p>
      <text:p text:style-name="Standard"/>
      <text:p text:style-name="P1"><text:soft-page-break/>Chapter 11 One-To-One Color Maps</text:p>
      <text:p text:style-name="P2">Unique Value Maps</text:p>
      <text:p text:style-name="P2"><text:tab/>A one-to-one map uses the term map to mean functions f: A → B, where distinct points in set A must map to distinct points in set B. The term 'unique value' is the GIS term for one-to-one, also denoted 1-1. Loosely speaking, a unique value map displays each value with its own unique color, ie </text:p>
      <text:p text:style-name="P2"><text:tab/>symbolizes: {v: v is a value} → {c: c is a color} is a 1-1 map.</text:p>
      <text:p text:style-name="P2">Unique value maps have the additional property that there is one color per row. </text:p>
      <text:p text:style-name="P2">The filed chosen for US states would often be the state name, since these are quite unique.</text:p>
      <text:p text:style-name="P2"><text:tab/>The next issue to consider is state borders. Two neighboring states, or in general two polygons that share a line segment, should not be displayed using the same color, for aesthetic reasons. Although difficult to prove, the Four Color Theorem guarantees that with a two dimensional map divided by closed polygons, 4 colors are adequate to prevent border sharing states from having the same color, if we chose to color so as to avoid that possibility.</text:p>
      <text:p text:style-name="P2"><text:tab/>These is an important difference between Unique Value and Class Breaks, to wit, Unique Value works quite nicely with fields of type char or varchar, i.e. string fields. Class Breaks will 'work' with string fields, but the result would usually be meaningless. Conversly, Unique Value really does nothing to show numerical patterns in a data field.</text:p>
      <text:p text:style-name="P2"><text:tab/>The last important issues is how many colors is too many. If there are more than 25 values, or maybe 20 values, we will refuse to use this kind of renderer. Unique Value rendering is done for aesthetics, since it enables us to visually discern state borders more easily, or even estimate area better.</text:p>
      <text:p text:style-name="P2"/>
      <text:p text:style-name="P2"><text:tab/>Canadian provinces as rendered in a different GIS tool. The colors originally were very non-random, from an ESRI group called Bountiful Harvest, so the tones are at least intended to be brown, yellow, green type tones --- no reds and no blues.</text:p>
      <text:p text:style-name="P2"><text:tab/>Map Objects allows Random, Bountiful Harvest and a few others under the Legend Editor. </text:p>
      <text:p text:style-name="P2"/>
      <text:p text:style-name="P1">Code for Unique Value Rendering</text:p>
      <text:p text:style-name="P2">One phenomenon you should be prepared to run into is that geometric separation of colors by 'distance between colors' may not correspond well to human ability to differentiate between those colors visually. It seems that lighter shades may be more easily distinguished than darker shades.</text:p>
      <text:p text:style-name="P2">New version of java use Color.WHITE instead of Color.white</text:p>
      <text:p text:style-name="P2"/>
      <text:p text:style-name="P1">Chapter 12 True Type Fonts for Rendering Points</text:p>
      <text:p text:style-name="P1"/>
      <text:p text:style-name="P1">Point Symbology</text:p>
      <text:p text:style-name="P2"><text:tab/>ESRI has of course made available a large number of collections of symbols to be used with its mapping software. Sample groupings would be symbols for the environment, for recreation, and for transportation. The web contains a large number of private contributions as well.</text:p>
      <text:p text:style-name="P2"><text:tab/>If you are using a Windows XP operating system, try looking under C:\Windows\Fonts for collections of fonts. </text:p>
      <text:p text:style-name="P2"><text:tab/>True Type Fonts are identified by TT, with fancy T's, the corresponding files end in a suffix of .ttf.</text:p>
      <text:p text:style-name="P2"><text:tab/>MOJO2.0 C:\ESRI\MOJO20\Fonts, there are many true type fonts there.</text:p>
      <text:p text:style-name="P2"><text:tab/>BLM is the Bureau of Land Management.</text:p>
      <text:p text:style-name="P2"/>
      <text:p text:style-name="P1">Installing Fonts</text:p>
      <text:p text:style-name="P1"><text:tab/><text:span text:style-name="T2">Once you have a font, in this case likely a true type font, on your machine, the best way to get it to work with map objects is to “install it on your operating system”. Well, that will vary considerable with your operating system.</text:span></text:p>
      <text:p text:style-name="P2"><text:soft-page-break/><text:tab/>When you install esri_40.ttf in the operating system, the great likelihood is that its name will now show up as “ESRI North”, which is an appropos name for a collection of symbols whose job is to point to the north.</text:p>
      <text:p text:style-name="P2"/>
      <text:p text:style-name="P1">A Little Experiment in a Word Product</text:p>
      <text:p text:style-name="P2"><text:tab/>Format menu, there is a Fonts submenu, and with any luck, ESRI North will be a selectable font.</text:p>
      <text:p text:style-name="P2"/>
      <text:p text:style-name="P1">A Little ASCII</text:p>
      <text:p text:style-name="P1"><text:tab/><text:span text:style-name="T2">The acronym ASCII (American Standard Code for Information Interchange) is well known and is the most usual way to encode keyboard and other communication codes as eight bit binary codes, a is 97... b is 98 and so on. Java uses a 16 bit character encoding, so that it can deal with internationalization more easily. The 16-bit codes are known as </text:span>nicodes<text:span text:style-name="T2">.</text:span></text:p>
      <text:p text:style-name="Standard"/>
      <text:p text:style-name="P1">Using True Type Fonts in Map Objects</text:p>
      <text:p text:style-name="P2"><text:tab/>setCharacter(“97”) - a is most likely to be the first character picture in your font.</text:p>
      <text:p text:style-name="P2"/>
      <text:p text:style-name="P1">Aid and Comfort – a Help Menu</text:p>
      <text:p text:style-name="P2"><text:tab/>So one lesson is that the size of any point symbol, base symbol or special, should be chosen with the though in mind of the probable amount of zooming the user will be doing before paying serious attention to the layer using that symbol.</text:p>
      <text:p text:style-name="P2"><text:tab/>Advisability of having a help menu, so that naïve users in particular can be guided in the effective use of your map. </text:p>
      <text:p text:style-name="P2"><text:tab/>A help menu, in addition to a menu item also named help, often has a menu item called About.</text:p>
      <text:p text:style-name="P2">When the user click About, you might say who made the map, what projection if any was used, and when the application was created.</text:p>
      <text:p text:style-name="P2"><text:tab/>Another possible item for a help menu would be a contact us item, if such a menu is not already present on the menu itself.</text:p>
      <text:p text:style-name="P2"/>
      <text:p text:style-name="P1">Code for this Chapter – How to Encode True Type Fonts in MOJO</text:p>
      <text:p text:style-name="P2"><text:tab/>To our import statements we can add:</text:p>
      <text:p text:style-name="P2"><text:tab/><text:tab/>com.esri.mo2.map.draw.TrueTypeMarkerSymbol;</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Chang</meta:initial-creator>
    <meta:creation-date>2013-12-11T19:28:12.21</meta:creation-date>
    <dc:date>2013-12-12T18:20:58.57</dc:date>
    <dc:creator>Ian Chang</dc:creator>
    <meta:editing-duration>PT9H14M49S</meta:editing-duration>
    <meta:editing-cycles>60</meta:editing-cycles>
    <meta:generator>OpenOffice/4.0.1$Win32 OpenOffice.org_project/401m5$Build-9714</meta:generator>
    <meta:document-statistic meta:table-count="0" meta:image-count="0" meta:object-count="0" meta:page-count="5" meta:paragraph-count="112" meta:word-count="2111" meta:character-count="12305"/>
  </office:meta>
</office:document-meta>
</file>